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9A000001E07B10E0DB764D1654.png" manifest:media-type="image/png"/>
  <manifest:file-entry manifest:full-path="Pictures/1000000000000280000001904641180060171CB7.png" manifest:media-type="image/png"/>
  <manifest:file-entry manifest:full-path="Pictures/1000000000000280000001904A5D9E03C701066B.png" manifest:media-type="image/png"/>
  <manifest:file-entry manifest:full-path="Pictures/1000000000000020000000204B249CA79A42C6D7.png" manifest:media-type="image/png"/>
  <manifest:file-entry manifest:full-path="Pictures/10000201000002BC000001907C7E3D683ED302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textarea-horizontal-align="justify" draw:textarea-vertical-align="middle" draw:auto-grow-height="false" fo:min-height="13.974cm" fo:min-width="6.358cm"/>
    </style:style>
    <style:style style:name="gr3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ffff" draw:fill="none" draw:fill-color="#ed1c24" draw:textarea-vertical-align="middle"/>
    </style:style>
    <style:style style:name="gr5" style:family="graphic" style:parent-style-name="objectwithoutfill">
      <style:graphic-properties svg:stroke-color="#ffffff" draw:fill="none" draw:fill-color="#729fcf" draw:textarea-vertical-align="middle"/>
    </style:style>
    <style:style style:name="gr6" style:family="graphic" style:parent-style-name="text">
      <style:graphic-properties draw:stroke="none" svg:stroke-color="#ffffff" draw:fill="none" draw:fill-color="#ffffff" draw:auto-grow-height="true" draw:auto-grow-width="false" fo:max-height="0cm" fo:min-height="3.392cm"/>
    </style:style>
    <style:style style:name="gr7" style:family="graphic">
      <style:graphic-properties style:protect="size"/>
    </style:style>
    <style:style style:name="gr8" style:family="graphic" style:parent-style-name="text">
      <style:graphic-properties draw:fill-color="#729fcf" draw:textarea-horizontal-align="justify" draw:textarea-vertical-align="middle" draw:auto-grow-height="false" fo:min-height="9.91cm" fo:min-width="5.59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2.036cm"/>
    </style:style>
    <style:style style:name="gr12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1cm"/>
    </style:style>
    <style:style style:name="gr13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ed1c24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text-properties fo:color="#ffffff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text-properties fo: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2BC000001907C7E3D683ED30227.png" xlink:type="simple" xlink:show="embed" xlink:actuate="onLoad">
            <text:p/>
          </draw:image>
        </draw:frame>
        <draw:custom-shape draw:style-name="gr2" draw:text-style-name="P2" draw:layer="layout" svg:width="6.858cm" svg:height="14.224cm" svg:x="1.524cm" svg:y="0.76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0.939cm" svg:height="15.634cm" draw:transform="skewX (0.0010471975511966) translate (0.999cm 0.058cm)">
          <draw:image xlink:href="Pictures/1000000000000280000001904A5D9E03C701066B.png" xlink:type="simple" xlink:show="embed" xlink:actuate="onLoad">
            <text:p/>
          </draw:image>
        </draw:frame>
        <draw:line draw:style-name="gr4" draw:text-style-name="P3" draw:layer="layout" svg:x1="2.286cm" svg:y1="3.202cm" svg:x2="2.286cm" svg:y2="12.346cm">
          <text:p/>
        </draw:line>
        <draw:line draw:style-name="gr5" draw:text-style-name="P4" draw:layer="layout" svg:x1="2.186cm" svg:y1="3.302cm" svg:x2="10.414cm" svg:y2="3.302cm">
          <text:p/>
        </draw:line>
        <draw:frame draw:style-name="gr6" draw:text-style-name="P6" draw:layer="layout" svg:width="9.729cm" svg:height="3.642cm" svg:x="2.717cm" svg:y="6.01cm">
          <draw:text-box>
            <text:p text:style-name="P5"><text:span text:style-name="T1">ร</text:span><text:span text:style-name="T1">ะ</text:span><text:span text:style-name="T1">บ</text:span><text:span text:style-name="T1">บ</text:span><text:span text:style-name="T1">ค</text:span><text:span text:style-name="T1">้</text:span><text:span text:style-name="T1">น</text:span><text:span text:style-name="T1">ห</text:span><text:span text:style-name="T1">า</text:span><text:span text:style-name="T1">ส</text:span><text:span text:style-name="T1">ิ</text:span><text:span text:style-name="T1">น</text:span><text:span text:style-name="T1">ค</text:span><text:span text:style-name="T1">้</text:span><text:span text:style-name="T1">า</text:span><text:span text:style-name="T1">ล</text:span><text:span text:style-name="T1">ด</text:span><text:span text:style-name="T1">ร</text:span><text:span text:style-name="T1">า</text:span><text:span text:style-name="T1">ค</text:span><text:span text:style-name="T1">า</text:span></text:p>
            <text:p text:style-name="P5"><text:span text:style-name="T1">ด</text:span><text:span text:style-name="T1">้</text:span><text:span text:style-name="T1">ว</text:span><text:span text:style-name="T1">ย</text:span><text:span text:style-name="T1">ว</text:span><text:span text:style-name="T1">ิ</text:span><text:span text:style-name="T1">ธ</text:span><text:span text:style-name="T1">ี</text:span><text:span text:style-name="T1">ก</text:span><text:span text:style-name="T1">า</text:span><text:span text:style-name="T1">ร</text:span><text:span text:style-name="T1">เ</text:span><text:span text:style-name="T1">ข</text:span><text:span text:style-name="T1">้</text:span><text:span text:style-name="T1">า</text:span><text:span text:style-name="T1">ถ</text:span><text:span text:style-name="T1">ึ</text:span><text:span text:style-name="T1">ง</text:span><text:span text:style-name="T1">ข</text:span><text:span text:style-name="T1">้</text:span><text:span text:style-name="T1">อ</text:span><text:span text:style-name="T1">ม</text:span><text:span text:style-name="T1">ู</text:span><text:span text:style-name="T1">ล</text:span><text:span text:style-name="T1">เ</text:span><text:span text:style-name="T1">ว</text:span><text:span text:style-name="T1">็</text:span><text:span text:style-name="T1">บ</text:span><text:span text:style-name="T1">ไ</text:span><text:span text:style-name="T1">ซ</text:span><text:span text:style-name="T1">ต</text:span><text:span text:style-name="T1">์ </text:span></text:p>
            <text:p text:style-name="P5"><text:span text:style-name="T1">w</text:span><text:span text:style-name="T1">e</text:span><text:span text:style-name="T1">b</text:span><text:span text:style-name="T1"> </text:span><text:span text:style-name="T1">s</text:span><text:span text:style-name="T1">c</text:span><text:span text:style-name="T1">r</text:span><text:span text:style-name="T1">a</text:span><text:span text:style-name="T1">p</text:span><text:span text:style-name="T1">p</text:span><text:span text:style-name="T1">i</text:span><text:span text:style-name="T1">n</text:span><text:span text:style-name="T1">g</text:span></text:p>
          </draw:text-box>
        </draw:frame>
        <draw:line draw:style-name="gr4" draw:text-style-name="P3" draw:layer="layout" svg:x1="10.414cm" svg:y1="5.742cm" svg:x2="10.414cm" svg:y2="3.202cm">
          <text:p/>
        </draw:line>
        <draw:line draw:style-name="gr4" draw:text-style-name="P3" draw:layer="layout" svg:x1="2.186cm" svg:y1="12.302cm" svg:x2="10.414cm" svg:y2="12.302cm">
          <text:p/>
        </draw:line>
        <draw:line draw:style-name="gr4" draw:text-style-name="P3" draw:layer="layout" svg:x1="10.414cm" svg:y1="12.342cm" svg:x2="10.414cm" svg:y2="9.802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8" draw:layer="layout" svg:width="6.096cm" svg:height="10.16cm" svg:x="8.128cm" svg:y="3.04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7.967cm" svg:height="15.75cm" svg:x="0.033cm" svg:y="0cm">
          <draw:image xlink:href="Pictures/1000000000000280000001904641180060171CB7.png" xlink:type="simple" xlink:show="embed" xlink:actuate="onLoad">
            <text:p/>
          </draw:image>
        </draw:frame>
        <draw:frame draw:style-name="gr3" draw:text-style-name="P2" draw:layer="layout" svg:width="12.762cm" svg:height="10.808cm" draw:transform="skewX (0.0015707963267949) translate (15.257cm 4.926cm)">
          <draw:image xlink:href="Pictures/1000000000000280000001904A5D9E03C701066B.png" xlink:type="simple" xlink:show="embed" xlink:actuate="onLoad">
            <text:p/>
          </draw:image>
        </draw:frame>
        <draw:line draw:style-name="gr10" draw:text-style-name="P1" draw:layer="layout" svg:x1="21.59cm" svg:y1="0.508cm" svg:x2="27.432cm" svg:y2="0.508cm">
          <text:p/>
        </draw:line>
        <draw:line draw:style-name="gr10" draw:text-style-name="P1" draw:layer="layout" svg:x1="21.59cm" svg:y1="4.38cm" svg:x2="27.432cm" svg:y2="4.38cm">
          <text:p/>
        </draw:line>
        <draw:line draw:style-name="gr10" draw:text-style-name="P1" draw:layer="layout" svg:x1="27.432cm" svg:y1="0.508cm" svg:x2="27.432cm" svg:y2="4.38cm">
          <text:p/>
        </draw:line>
        <draw:frame draw:style-name="gr11" draw:text-style-name="P10" draw:layer="layout" svg:width="7.874cm" svg:height="2.286cm" svg:x="19.304cm" svg:y="1.886cm">
          <draw:text-box>
            <text:p text:style-name="P9"><text:span text:style-name="T2">WEB </text:span><text:span text:style-name="T2">SCRAPPING</text:span></text:p>
          </draw:text-box>
        </draw:frame>
        <draw:line draw:style-name="gr10" draw:text-style-name="P1" draw:layer="layout" svg:x1="21.632cm" svg:y1="0.508cm" svg:x2="21.632cm" svg:y2="1.524cm">
          <text:p/>
        </draw:line>
        <draw:line draw:style-name="gr10" draw:text-style-name="P1" draw:layer="layout" svg:x1="21.632cm" svg:y1="3.408cm" svg:x2="21.632cm" svg:y2="4.424cm">
          <text:p/>
        </draw:line>
        <draw:frame draw:style-name="gr9" draw:text-style-name="P2" draw:layer="layout" svg:width="16.917cm" svg:height="12.192cm" svg:x="0.508cm" svg:y="1.778cm">
          <draw:image xlink:href="Pictures/100002000000029A000001E07B10E0DB764D1654.png" xlink:type="simple" xlink:show="embed" xlink:actuate="onLoad">
            <text:p/>
          </draw:image>
        </draw:frame>
        <draw:frame draw:style-name="gr12" draw:text-style-name="P11" draw:layer="layout" svg:width="11.001cm" svg:height="3.35cm" svg:x="17.018cm" svg:y="8.89cm">
          <draw:text-box>
            <text:p><text:s text:c="5"/>เทคนิคการเข้าถึงข้อมูลจำนวนมหาศาล</text:p>
            <text:p>จากเว็บไซต์ต่างๆที่ต้องการ ซึ่งเราสามารถ <text:s/><text:s text:c="6"/>เข้าถึงได้โดยการใช้เว็บบราวเซอร์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27.967cm" svg:height="15.75cm" svg:x="0.035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layer="layout" svg:width="25.199cm" svg:height="2.629cm" svg:x="1.401cm" svg:y="0.629cm" presentation:class="title" presentation:user-transformed="true">
          <draw:text-box>
            <text:p>ภาษาเเละเครื่องมือที่ใช้ในการพัฒนาระบบ</text:p>
          </draw:text-box>
        </draw:frame>
        <draw:line draw:style-name="gr10" draw:text-style-name="P1" draw:layer="layout" svg:x1="1.878cm" svg:y1="6.156cm" svg:x2="1.878cm" svg:y2="3.656cm">
          <text:p/>
        </draw:line>
        <draw:line draw:style-name="gr10" draw:text-style-name="P1" draw:layer="layout" svg:x1="1.778cm" svg:y1="6.156cm" svg:x2="4.064cm" svg:y2="6.156cm">
          <text:p/>
        </draw:line>
        <draw:line draw:style-name="gr10" draw:text-style-name="P1" draw:layer="layout" svg:x1="1.778cm" svg:y1="3.656cm" svg:x2="4.064cm" svg:y2="3.656cm">
          <text:p/>
        </draw:line>
        <draw:frame draw:style-name="gr13" draw:text-style-name="P11" draw:layer="layout" svg:width="4.826cm" svg:height="1.673cm" svg:x="1.878cm" svg:y="4.423cm">
          <draw:text-box>
            <text:p>Frontend</text:p>
          </draw:text-box>
        </draw:frame>
        <draw:line draw:style-name="gr10" draw:text-style-name="P1" draw:layer="layout" svg:x1="3.978cm" svg:y1="4.318cm" svg:x2="3.978cm" svg:y2="3.656cm">
          <text:p/>
        </draw:line>
        <draw:line draw:style-name="gr10" draw:text-style-name="P1" draw:layer="layout" svg:x1="3.978cm" svg:y1="6.218cm" svg:x2="3.978cm" svg:y2="5.556cm">
          <text:p/>
        </draw:line>
        <draw:frame draw:style-name="gr13" draw:text-style-name="P11" draw:layer="layout" svg:width="4.826cm" svg:height="1.673cm" svg:x="8.778cm" svg:y="4.424cm">
          <draw:text-box>
            <text:p>Backend</text:p>
          </draw:text-box>
        </draw:frame>
        <draw:frame draw:style-name="gr13" draw:text-style-name="P11" draw:layer="layout" svg:width="4.826cm" svg:height="1.673cm" svg:x="16.178cm" svg:y="4.425cm">
          <draw:text-box>
            <text:p>Database</text:p>
          </draw:text-box>
        </draw:frame>
        <draw:frame draw:style-name="gr13" draw:text-style-name="P11" draw:layer="layout" svg:width="4.826cm" svg:height="1.673cm" svg:x="23.378cm" svg:y="4.425cm">
          <draw:text-box>
            <text:p>Server</text:p>
          </draw:text-box>
        </draw:frame>
        <draw:line draw:style-name="gr10" draw:text-style-name="P1" draw:layer="layout" svg:x1="25.078cm" svg:y1="4.318cm" svg:x2="25.078cm" svg:y2="3.656cm">
          <text:p/>
        </draw:line>
        <draw:line draw:style-name="gr10" draw:text-style-name="P1" draw:layer="layout" svg:x1="25.078cm" svg:y1="6.218cm" svg:x2="25.078cm" svg:y2="5.556cm">
          <text:p/>
        </draw:line>
        <draw:line draw:style-name="gr10" draw:text-style-name="P1" draw:layer="layout" svg:x1="22.878cm" svg:y1="3.656cm" svg:x2="25.164cm" svg:y2="3.656cm">
          <text:p/>
        </draw:line>
        <draw:line draw:style-name="gr10" draw:text-style-name="P1" draw:layer="layout" svg:x1="22.878cm" svg:y1="6.156cm" svg:x2="25.164cm" svg:y2="6.156cm">
          <text:p/>
        </draw:line>
        <draw:line draw:style-name="gr10" draw:text-style-name="P1" draw:layer="layout" svg:x1="22.978cm" svg:y1="6.156cm" svg:x2="22.978cm" svg:y2="3.656cm">
          <text:p/>
        </draw:line>
        <draw:line draw:style-name="gr10" draw:text-style-name="P1" draw:layer="layout" svg:x1="18.278cm" svg:y1="4.318cm" svg:x2="18.278cm" svg:y2="3.656cm">
          <text:p/>
        </draw:line>
        <draw:line draw:style-name="gr10" draw:text-style-name="P1" draw:layer="layout" svg:x1="18.278cm" svg:y1="6.218cm" svg:x2="18.278cm" svg:y2="5.556cm">
          <text:p/>
        </draw:line>
        <draw:line draw:style-name="gr10" draw:text-style-name="P1" draw:layer="layout" svg:x1="16.078cm" svg:y1="3.656cm" svg:x2="18.364cm" svg:y2="3.656cm">
          <text:p/>
        </draw:line>
        <draw:line draw:style-name="gr10" draw:text-style-name="P1" draw:layer="layout" svg:x1="16.078cm" svg:y1="6.156cm" svg:x2="18.364cm" svg:y2="6.156cm">
          <text:p/>
        </draw:line>
        <draw:line draw:style-name="gr10" draw:text-style-name="P1" draw:layer="layout" svg:x1="16.178cm" svg:y1="6.156cm" svg:x2="16.178cm" svg:y2="3.656cm">
          <text:p/>
        </draw:line>
        <draw:line draw:style-name="gr10" draw:text-style-name="P1" draw:layer="layout" svg:x1="10.878cm" svg:y1="4.318cm" svg:x2="10.878cm" svg:y2="3.656cm">
          <text:p/>
        </draw:line>
        <draw:line draw:style-name="gr10" draw:text-style-name="P1" draw:layer="layout" svg:x1="10.878cm" svg:y1="6.218cm" svg:x2="10.878cm" svg:y2="5.556cm">
          <text:p/>
        </draw:line>
        <draw:line draw:style-name="gr10" draw:text-style-name="P1" draw:layer="layout" svg:x1="8.678cm" svg:y1="6.156cm" svg:x2="10.964cm" svg:y2="6.156cm">
          <text:p/>
        </draw:line>
        <draw:line draw:style-name="gr10" draw:text-style-name="P1" draw:layer="layout" svg:x1="8.678cm" svg:y1="3.656cm" svg:x2="10.964cm" svg:y2="3.656cm">
          <text:p/>
        </draw:line>
        <draw:line draw:style-name="gr10" draw:text-style-name="P1" draw:layer="layout" svg:x1="8.778cm" svg:y1="6.156cm" svg:x2="8.778cm" svg:y2="3.656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9" draw:text-style-name="P2" draw:layer="layout" svg:width="27.967cm" svg:height="15.75cm" svg:x="0.034cm" svg:y="0cm">
          <draw:image xlink:href="Pictures/1000000000000280000001904641180060171CB7.png" xlink:type="simple" xlink:show="embed" xlink:actuate="onLoad">
            <text:p/>
          </draw:image>
        </draw:frame>
        <draw:frame draw:style-name="gr3" draw:text-style-name="P2" draw:layer="layout" svg:width="10.939cm" svg:height="15.634cm" draw:transform="skewX (0.0010471975511966) translate (0.999cm 0.058cm)">
          <draw:image xlink:href="Pictures/1000000000000280000001904A5D9E03C70106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eb64e" draw:marker-start-width="0.432cm" draw:marker-end-width="0.43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22pt" style:font-size-complex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left="0cm" fo:margin-right="0cm" fo:text-indent="0.6cm"/>
      <style:text-properties fo:font-size="18pt" style:font-size-complex="18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32:18.135274112</meta:creation-date>
    <dc:date>2021-02-02T16:17:43.235997600</dc:date>
    <meta:editing-duration>PT2H13M35S</meta:editing-duration>
    <meta:editing-cycles>23</meta:editing-cycles>
    <meta:generator>LibreOffice/6.0.7.3$Linux_X86_64 LibreOffice_project/00m0$Build-3</meta:generator>
    <meta:document-statistic meta:object-count="78"/>
  </office:meta>
</office:document-meta>
</file>